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5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160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 office:value-type="string" calcext:value-type="string">
            <text:p>Problem Statement: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. What is the correlation between actual_distance_to_destination and actual_time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2. What is the correlation between osrm_distance and osrm_time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3. What is the correlation between segment_osrm_distance and segment_osrm_time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4. What types of trips are more? Carting or FTL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5. Which source state has the highest number of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6. Which source state has the highest number of FTL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7. Which source state has the highest number of Carting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8. Which destination state has the highest number of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9. Which destination state has the highest number of FTL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0. Which destination state has the highest number of Carting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1. Which source city has the highest number of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2. which source city has the highest number of FTL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3. Which source city has the highest number of Carting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4. Which destination city has the highest number of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5. which destination city has the highest number of FTL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6. Which destination city has the highest number of Carting trips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7. Is the mean start_scan_to_end_scan same as od_time_diff?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8. Is the mean actual time and osrm time same?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19. Is the mean actual time and segment actual time same?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20. Is the mean osrm distance and segment osrm distance same?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2" office:value-type="string" calcext:value-type="string">
            <text:p>21. Is the mean osrm time and segment osrm time same?</text:p>
          </table:table-cell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Sr. No.</text:p>
          </table:table-cell>
          <table:table-cell table:style-name="ce6" office:value-type="string" calcext:value-type="string">
            <text:p>Observation</text:p>
          </table:table-cell>
          <table:table-cell table:style-name="ce6" office:value-type="string" calcext:value-type="string">
            <text:p>Inference</text:p>
          </table:table-cell>
          <table:table-cell table:style-name="ce6" office:value-type="string" calcext:value-type="string">
            <text:p>Action Items</text:p>
          </table:table-cell>
        </table:table-row>
        <table:table-row table:style-name="ro2"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ctual distance to destination and actual time has strong correlation of 0.95</text:p>
          </table:table-cell>
          <table:table-cell table:style-name="ce5" office:value-type="string" calcext:value-type="string">
            <text:p>In future if any of the parameters increases other is expected to increase</text:p>
          </table:table-cell>
          <table:table-cell table:style-name="ce5" office:value-type="string" calcext:value-type="string">
            <text:p>Business can estimate either of the parameter based on the other</text:p>
          </table:table-cell>
        </table:table-row>
        <table:table-row table:style-name="ro3">
          <table:table-cell table:style-name="ce3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very strong correlation between osrm distance and osrm time. Almost <text:s/>correlation of 1</text:p>
          </table:table-cell>
          <table:table-cell table:style-name="ce5" office:value-type="string" calcext:value-type="string">
            <text:p>In future if any of the parameters increases other is expected to increase</text:p>
          </table:table-cell>
          <table:table-cell table:style-name="ce5" office:value-type="string" calcext:value-type="string">
            <text:p>Business can estimate either of the parameter based on the other</text:p>
          </table:table-cell>
        </table:table-row>
        <table:table-row table:style-name="ro4">
          <table:table-cell table:style-name="ce3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very strong correlation between segment osrm distance and segment osrm time. Correlation of 0.96</text:p>
          </table:table-cell>
          <table:table-cell table:style-name="ce5" office:value-type="string" calcext:value-type="string">
            <text:p>In future if any of the parameters increases other is expected to increase</text:p>
          </table:table-cell>
          <table:table-cell table:style-name="ce5" office:value-type="string" calcext:value-type="string">
            <text:p>Business can estimate either of the parameter based on the other</text:p>
          </table:table-cell>
        </table:table-row>
        <table:table-row table:style-name="ro4">
          <table:table-cell table:style-name="ce3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rting trips are more than FTL trips. Carting trips are close to 9K. FTL trips are close to 6K</text:p>
          </table:table-cell>
          <table:table-cell table:style-name="ce5" office:value-type="string" calcext:value-type="string">
            <text:p>In future carting trips are expected to be more than FTL trip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4">
          <table:table-cell table:style-name="ce3"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ighest number of trips are originated from Maharashtra</text:p>
          </table:table-cell>
          <table:table-cell table:style-name="ce5" office:value-type="string" calcext:value-type="string">
            <text:p>In future it is expected that Maharashtra will be creating more trips compared to other state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4">
          <table:table-cell table:style-name="ce3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Highest number of FTL trips are originated from Maharashtra</text:p>
          </table:table-cell>
          <table:table-cell table:style-name="ce5" office:value-type="string" calcext:value-type="string">
            <text:p>In future it is expected that Maharashtra will be creating more FTL trips compared to other state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4">
          <table:table-cell table:style-name="ce3"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ighest number of Carting trips are originated from Karnataka</text:p>
          </table:table-cell>
          <table:table-cell table:style-name="ce5" office:value-type="string" calcext:value-type="string">
            <text:p>In future it is expected that Karnataka will be creating more Carting trips compared to other state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2">
          <table:table-cell table:style-name="ce3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Highest number of trips are having destination as Maharashtra</text:p>
          </table:table-cell>
          <table:table-cell table:style-name="ce5" office:value-type="string" calcext:value-type="string">
            <text:p>In future it is expected that more trips will be delivered to Maharashtra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4">
          <table:table-cell table:style-name="ce3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Highest number of FTL trips are having destination as Maharashtra</text:p>
          </table:table-cell>
          <table:table-cell table:style-name="ce5" office:value-type="string" calcext:value-type="string">
            <text:p>In future it is expected that more FTL trips will be delivered to Maharashtra compared to other state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4">
          <table:table-cell table:style-name="ce3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Highest number of Carting trips are having destination as Karnataka</text:p>
          </table:table-cell>
          <table:table-cell table:style-name="ce5" office:value-type="string" calcext:value-type="string">
            <text:p>In future it is expected that more Carting trips will be delivered to Karnataka compared to other state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2">
          <table:table-cell table:style-name="ce3" table:number-columns-repeated="2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Highest number of trips are originated from Bengaluru and Gurgaon</text:p>
          </table:table-cell>
          <table:table-cell table:style-name="ce5" office:value-type="string" calcext:value-type="string">
            <text:p>In future it is expected that Bengaluru and Gurgaon will be creating more number of trip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4">
          <table:table-cell table:style-name="ce3"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Gurgaon has created highest number of FTL trips</text:p>
          </table:table-cell>
          <table:table-cell table:style-name="ce5" office:value-type="string" calcext:value-type="string">
            <text:p>In future it is expected that Gurgaon will be creating more FTL trips compared to other citie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Bengaluru has created highest number of Carting trips</text:p>
          </table:table-cell>
          <table:table-cell table:style-name="ce5" office:value-type="string" calcext:value-type="string">
            <text:p>In future it is expected that Bengaluru will be creating more Carting trips compared to other citie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4">
          <table:table-cell table:style-name="ce3" table:number-columns-repeated="2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Highest number of trips are delivered to Mumbai city</text:p>
          </table:table-cell>
          <table:table-cell table:style-name="ce5" office:value-type="string" calcext:value-type="string">
            <text:p>In future it is expected that more trips will be delivered to Mumbai compared to other citie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4">
          <table:table-cell table:style-name="ce3" table:number-columns-repeated="2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Highest number of FTL trips are delivered to Gurgaon</text:p>
          </table:table-cell>
          <table:table-cell table:style-name="ce5" office:value-type="string" calcext:value-type="string">
            <text:p>In future it is expected that more FTL trips will be delivered to Gurgaon compared to other citie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4">
          <table:table-cell table:style-name="ce3"/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ighest number of Carting trips are delivered to Mumbai</text:p>
          </table:table-cell>
          <table:table-cell table:style-name="ce5" office:value-type="string" calcext:value-type="string">
            <text:p>In future it is expected that more Carting trips will be delivered to Mumbai compared to other cities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2">
          <table:table-cell table:style-name="ce3"/>
          <table:table-cell/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As per T-test Mean of start_scan_to_end_scan is same as od_time_diff</text:p>
          </table:table-cell>
          <table:table-cell table:style-name="ce5" office:value-type="string" calcext:value-type="string">
            <text:p>In future it is expected that mean scan time is same as od time diff</text:p>
          </table:table-cell>
          <table:table-cell table:style-name="ce5" office:value-type="string" calcext:value-type="string">
            <text:p>Business can prepare the resource allocations based on trip types accordingly</text:p>
          </table:table-cell>
        </table:table-row>
        <table:table-row table:style-name="ro2">
          <table:table-cell table:style-name="ce3"/>
          <table:table-cell/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As per T-test Mean of actual time is not same as mean of osrm time</text:p>
          </table:table-cell>
          <table:table-cell table:style-name="ce5" office:value-type="string" calcext:value-type="string">
            <text:p>In future it is expected that mean of actual time and osrm time won’t match</text:p>
          </table:table-cell>
          <table:table-cell table:style-name="ce5" office:value-type="string" calcext:value-type="string">
            <text:p>Business can improve the osrm software or work on improving the actual time</text:p>
          </table:table-cell>
        </table:table-row>
        <table:table-row table:style-name="ro2">
          <table:table-cell table:style-name="ce3"/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As per T-test Mean of actual time is same as of segment actual time</text:p>
          </table:table-cell>
          <table:table-cell table:style-name="ce5" office:value-type="string" calcext:value-type="string">
            <text:p>In future it is expected that mean of actual time and segment actual time will match</text:p>
          </table:table-cell>
          <table:table-cell table:style-name="ce5" office:value-type="string" calcext:value-type="string">
            <text:p>Business can make use of this observation in making sensible decision</text:p>
          </table:table-cell>
        </table:table-row>
        <table:table-row table:style-name="ro4">
          <table:table-cell table:style-name="ce3"/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As per T-test Mean of osrm distance is not same as of segment osrm distance</text:p>
          </table:table-cell>
          <table:table-cell table:style-name="ce5" office:value-type="string" calcext:value-type="string">
            <text:p>In future it is expected that mean of osrm distance and segment osrm distance won’t match</text:p>
          </table:table-cell>
          <table:table-cell table:style-name="ce5" office:value-type="string" calcext:value-type="string">
            <text:p>Business can work on improving these parameters to bring those in sync</text:p>
          </table:table-cell>
        </table:table-row>
        <table:table-row table:style-name="ro4">
          <table:table-cell table:style-name="ce3"/>
          <table:table-cell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As per T-test Mean of osrm time is not same as of segment osrm time</text:p>
          </table:table-cell>
          <table:table-cell table:style-name="ce5" office:value-type="string" calcext:value-type="string">
            <text:p>In future it is expected that mean of osrm time and segment osrm time won’t match</text:p>
          </table:table-cell>
          <table:table-cell table:style-name="ce5" office:value-type="string" calcext:value-type="string">
            <text:p>Business can work on improving these parameters to bring those in sync</text:p>
          </table:table-cell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6">00/00/0000</text:date>, <text:time style:data-style-name="N2" text:time-value="23:24:25.553651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9T17:27:33.213555875</meta:creation-date>
    <dc:date>2023-02-16T23:27:11.431097968</dc:date>
    <meta:editing-duration>PT48M22S</meta:editing-duration>
    <meta:editing-cycles>8</meta:editing-cycles>
    <meta:generator>LibreOffice/5.1.6.2$Linux_X86_64 LibreOffice_project/10m0$Build-2</meta:generator>
    <meta:document-statistic meta:table-count="1" meta:cell-count="110" meta:object-count="0"/>
  </office:meta>
</office:document-meta>
</file>